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89ad9" officeooo:paragraph-rsid="00289ad9"/>
    </style:style>
    <style:style style:name="P2" style:family="paragraph" style:parent-style-name="Heading_20_3">
      <style:text-properties officeooo:paragraph-rsid="00289ad9"/>
    </style:style>
    <style:style style:name="P3" style:family="paragraph" style:parent-style-name="Heading_20_1" style:master-page-name="Right_20_Page">
      <style:paragraph-properties style:page-number="auto"/>
      <style:text-properties officeooo:rsid="00289ad9" officeooo:paragraph-rsid="00289ad9"/>
    </style:style>
    <style:style style:name="T1" style:family="text">
      <style:text-properties officeooo:rsid="00279d27"/>
    </style:style>
    <style:style style:name="T2" style:family="text">
      <style:text-properties officeooo:rsid="00289ad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Unchained Melody</text:h>
      <text:h text:style-name="Heading_20_2" text:outline-level="2">(<text:span text:style-name="T2">Righteous Brothers</text:span>)</text:h>
      <text:h text:style-name="P2" text:outline-level="3"><text:span text:style-name="T2">[VERSE 1]</text:span></text:h>
      <text:p text:style-name="P1">G <text:s text:c="6"/>Em <text:s text:c="6"/>C <text:s text:c="7"/></text:p>
      <text:p text:style-name="P1">Oh, <text:s/>my love, my darling, </text:p>
      <text:p text:style-name="P1"><text:s text:c="5"/>D <text:s text:c="15"/>G</text:p>
      <text:p text:style-name="P1">I've hungered for your touch</text:p>
      <text:p text:style-name="P1">Em <text:s text:c="12"/>D</text:p>
      <text:p text:style-name="P1">A long, lonely time</text:p>
      <text:p text:style-name="P1"><text:s text:c="4"/>G <text:s text:c="8"/>Em <text:s text:c="3"/>C <text:s text:c="5"/></text:p>
      <text:p text:style-name="P1">And time goes by so slowly </text:p>
      <text:p text:style-name="P1"><text:s text:c="4"/>D <text:s text:c="12"/>G</text:p>
      <text:p text:style-name="P1">and time can do so much</text:p>
      <text:p text:style-name="P1">Em <text:s text:c="11"/>D</text:p>
      <text:p text:style-name="P1">Are you still miiiiiiiiiiiine</text:p>
      <text:p text:style-name="P1">G <text:s text:c="16"/>D <text:s text:c="3"/>Em <text:s text:c="3"/>Bm</text:p>
      <text:p text:style-name="P1">I need your love, <text:s text:c="5"/>I nee-eed your love</text:p>
      <text:p text:style-name="P1"><text:s text:c="4"/>C <text:s text:c="14"/>D <text:s text:c="11"/>G <text:s text:c="3"/>G7</text:p>
      <text:p text:style-name="P1">God speed your love tooooo-ooooo me</text:p>
      <text:h text:style-name="Heading_20_3" text:outline-level="3">[CHORUS]</text:h>
      <text:p text:style-name="P1">C <text:s text:c="12"/>D <text:s text:c="10"/>C <text:s text:c="10"/>Bm</text:p>
      <text:p text:style-name="P1">Lonely rivers flow to the sea, to the sea</text:p>
      <text:p text:style-name="P1">C <text:s text:c="10"/>D <text:s text:c="10"/>G</text:p>
      <text:p text:style-name="P1">To the open arms of the sea</text:p>
      <text:p text:style-name="P1">C <text:s text:c="12"/>D <text:s text:c="13"/>C <text:s text:c="11"/>Bm</text:p>
      <text:p text:style-name="P1">Lonely rivers sigh, wait for me, wait for me</text:p>
      <text:p text:style-name="P1">C <text:s text:c="13"/>D <text:s text:c="13"/>G</text:p>
      <text:p text:style-name="P1">I'll be coming home, wait for me</text:p>
      <text:h text:style-name="Heading_20_3" text:outline-level="3">[VERSE 2]</text:h>
      <text:p text:style-name="P1">G <text:s text:c="5"/>Em <text:s text:c="6"/>C <text:s text:c="7"/></text:p>
      <text:p text:style-name="P1">Oh, my love, my darling, </text:p>
      <text:p text:style-name="P1"><text:s text:c="2"/>D <text:s text:c="19"/>G</text:p>
      <text:p text:style-name="P1">I hunger, hunger!, for your love</text:p>
      <text:p text:style-name="P1">Em <text:s text:c="14"/>D</text:p>
      <text:p text:style-name="P1">For love. Lonely time.</text:p>
      <text:p text:style-name="P1"><text:s/>G <text:s text:c="11"/>Em <text:s text:c="4"/>C <text:s text:c="6"/></text:p>
      <text:p text:style-name="P1">And time goes by, so slowly, </text:p>
      <text:p text:style-name="P1"><text:s text:c="4"/>D <text:s text:c="12"/>G</text:p>
      <text:p text:style-name="P1">and time can do so much,</text:p>
      <text:p text:style-name="P1"><text:s text:c="4"/>Em <text:s text:c="7"/>D</text:p>
      <text:p text:style-name="P1">Are you still mine?</text:p>
      <text:p text:style-name="P1"><text:soft-page-break/><text:s text:c="2"/>G <text:s text:c="8"/>D <text:s text:c="4"/>Em <text:s text:c="2"/>Bm</text:p>
      <text:p text:style-name="P1">I need your love, I, I need your love.</text:p>
      <text:p text:style-name="P1"><text:s text:c="4"/>C <text:s text:c="14"/>D <text:s text:c="4"/>G </text:p>
      <text:p text:style-name="P1">God speed your love to <text:s text:c="3"/>me</text:p>
      <text:h text:style-name="Heading_20_3" text:outline-level="3">[OUTRO]</text:h>
      <text:p text:style-name="P1">Em <text:s text:c="3"/>C <text:s/>Cm <text:s text:c="2"/>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3M33S</meta:editing-duration>
    <meta:editing-cycles>29</meta:editing-cycles>
    <meta:generator>LibreOffice/5.2.7.2$MacOSX_X86_64 LibreOffice_project/2b7f1e640c46ceb28adf43ee075a6e8b8439ed10</meta:generator>
    <dc:title>Lyrics + Chords</dc:title>
    <dc:date>2017-07-31T16:43:35.350756000</dc:date>
    <meta:print-date>2017-04-03T12:23:29.985893000</meta:print-date>
    <meta:document-statistic meta:table-count="0" meta:image-count="0" meta:object-count="0" meta:page-count="2" meta:paragraph-count="47" meta:word-count="193" meta:character-count="1194" meta:non-whitespace-character-count="618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